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@</mo>
      <mstyle mathvariant="bold">
        <mrow>
          <mi>A</mi>
        </mrow>
      </mstyle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row>
          <mi/>
          <mo stretchy="false">−</mo>
          <msub>
            <mo stretchy="false">μ</mo>
            <mn>0</mn>
          </msub>
        </mrow>
      </mrow>
      <msub>
        <mrow>
          <mstyle mathvariant="bold">
            <mrow>
              <mi>j</mi>
            </mrow>
          </mstyle>
        </mrow>
        <mtext>t</mtext>
      </msub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</mrow>
    <annotation encoding="StarMath 5.0">%UxE57C bold A (bold r , t) `=` - %mu _0 {bold j} _"t" (bold r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6:38:53.850000000</meta:creation-date>
    <meta:generator>LibreOffice/4.1.4.2$Windows_x86 LibreOffice_project/0a0440ccc0227ad9829de5f46be37cfb6edcf72</meta:generator>
  </office:meta>
</office:document-meta>
</file>